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CourierNewPSMT" svg:font-family="CourierNewPSMT" style:font-family-generic="modern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text-properties style:use-window-font-color="true" style:font-name="Arial" fo:font-size="10pt" fo:font-style="italic" style:font-name-asian="CourierNewPSMT" style:font-size-asian="10pt" style:font-style-asian="italic" style:font-name-complex="CourierNewPSMT" style:font-size-complex="10pt" style:font-style-complex="italic"/>
    </style:style>
    <style:style style:name="P4" style:family="paragraph" style:parent-style-name="Standard">
      <style:paragraph-properties style:text-autospace="none"/>
      <style:text-properties style:use-window-font-color="true" style:font-name="Arial" fo:font-size="10pt" fo:font-style="italic" style:font-name-asian="CourierNewPSMT" style:font-size-asian="10pt" style:font-style-asian="italic" style:font-name-complex="CourierNewPSMT" style:font-size-complex="10pt" style:font-style-complex="italic"/>
    </style:style>
    <style:style style:name="P5" style:family="paragraph" style:parent-style-name="Standard">
      <style:text-properties style:use-window-font-color="true" style:font-name="ArialMT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P6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7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use-window-font-color="true" style:font-name="Arial" fo:font-size="12pt" style:font-name-asian="CourierNewPSMT" style:font-size-asian="12pt" style:font-name-complex="CourierNewPSMT" style:font-size-complex="12pt"/>
    </style:style>
    <style:style style:name="T4" style:family="text">
      <style:text-properties style:use-window-font-color="true" style:font-name="Arial" fo:font-size="12pt" fo:font-style="italic" style:font-name-asian="CourierNewPSMT" style:font-size-asian="12pt" style:font-style-asian="italic" style:font-name-complex="CourierNewPSMT" style:font-size-complex="12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oensdag 12/10/11 Beursschouwburg</text:p>
      <text:p text:style-name="P1"/>
      <text:p text:style-name="P1">17h <text:s/>“My Favourite Brussels Sound” in collaboration with RITS</text:p>
      <text:p text:style-name="P1">--------</text:p>
      <text:p text:style-name="P1">19.30h Justin Bennett (NL/GB): raw materials</text:p>
      <text:p text:style-name="P3">I recently finished a video which not only uses field recordings, but is</text:p>
      <text:p text:style-name="P4">about the idea of an sound archive being a personal diary, or a fiction.</text:p>
      <text:p text:style-name="Standard"><text:span text:style-name="T1">20.15h Eric la </text:span><text:span text:style-name="T2">Casa (F)&amp; P</text:span><text:span text:style-name="T3">hilip Samartzis (AUS): Captured Space</text:span></text:p>
      <text:p text:style-name="P8">Captured Space occupies two parallel environments – the natural and constructed. Whilst the natural world of Kruger Park </text:p>
      <text:p text:style-name="P8">--------</text:p>
      <text:p text:style-name="P1">show (BSB kafee)</text:p>
      <text:p text:style-name="P1">21.30 martiensgohome</text:p>
      <text:p text:style-name="P6">kjkjkjkjknhjjjjjjjjjjjjjjjjjuuuuu</text:p>
      <text:p text:style-name="P6"/>
      <text:p text:style-name="P1">Donderdag 13/10/11 Beursschouwburg</text:p>
      <text:p text:style-name="P1"/>
      <text:p text:style-name="P1">19.30h Peter Cusack (lecture-performance)</text:p>
      <text:p text:style-name="P6">gggggggggggggggggggggggggggggg</text:p>
      <text:p text:style-name="P1">20.15h Manu Holterbach (lecture-performance)</text:p>
      <text:p text:style-name="P5">présentation avec écoutes de mon livre-disque "23 Panoramas de Fréquences"</text:p>
      <text:p text:style-name="P1">21.15h Anne Wellmer: performance</text:p>
      <text:p text:style-name="P6">dfkshdjkfjhsmdlfih</text:p>
      <text:p text:style-name="P1">21.45h Mecha Orga : performance</text:p>
      <text:p text:style-name="P6">kdjfqhliufhkqjdfbvkdsjbvkjnvlkjshlkjlkjljlkjlk</text:p>
      <text:p text:style-name="P6"/>
      <text:p text:style-name="P1">Vrijdag 14/10/11 Q-O2</text:p>
      <text:p text:style-name="P1"/>
      <text:p text:style-name="Standard"><text:span text:style-name="T1">18.00h Annea Lockwood: </text:span><text:span text:style-name="T3">A Sound Map of the Housatonic</text:span></text:p>
      <text:p text:style-name="P6">portrait van het kleine rivier Housatonic, van het leven op en naast de stroom</text:p>
      <text:p text:style-name="P1">19.30h Els Viaene: performance</text:p>
      <text:p text:style-name="P6">auditieve buitenwereld wordt naar binnen gehaald en tot performance verwerkt</text:p>
      <text:p text:style-name="Standard"><text:span text:style-name="T1">20.30h Michael Pisaro: </text:span><text:span text:style-name="T3">flussaufwärts voor gitaar en tape</text:span></text:p>
      <text:p text:style-name="P3">"flussaufwärts""flussaufwärts""flussaufwärts""flussaufwärts"</text:p>
      <text:p text:style-name="P1">21.30h Pauwel de Buck: performance</text:p>
      <text:p text:style-name="P6">bbugliugliugi lugilughomdivhqodsmigjerpoigjlerhgskldfjnvq:dkgn=laerihgjaemrjgv</text:p>
      <text:p text:style-name="P1"/>
      <text:p text:style-name="P1">Zaterdag 15/10/11 Q-O2</text:p>
      <text:p text:style-name="P2"/>
      <text:p text:style-name="P1">14.30h conference </text:p>
      <text:p text:style-name="P7">round table pechakucha wie zal meedoenround table pechakucha wie zal meedoenround table pechakucha wie zal meedoen round table pechakucha wie zal meedoenround table pechakucha wie zal meedoenround <text:s/></text:p>
      <text:p text:style-name="P1"/>
      <text:p text:style-name="P1">16.15h Toshiya Tsunoda (on video)</text:p>
      <text:p text:style-name="P6">TT legt zijn visie op field recordings per video uit</text:p>
      <text:p text:style-name="P1">16.45h Lee Patterson</text:p>
      <text:p text:style-name="P6">ytok odsifn mdofnkbvjhaoeidn lkjqsn,nb :klsjdnv:kjb:sdkjhbv:lkjsDH</text:p>
      <text:p text:style-name="P1">17.30h Manfred Werder: Stück 2011</text:p>
      <text:p text:style-name="P6">(performance on rooftop garden + lecture) (performance on rooftop garden + lecture) (</text:p>
      <text:p text:style-name="P1">--------</text:p>
      <text:p text:style-name="P1">20.00h Jez Riley French: performance</text:p>
      <text:p text:style-name="P6">photographic scores en live interventions</text:p>
      <text:p text:style-name="Standard"><text:span text:style-name="T1">20.45h Jason Kahn: </text:span><text:span text:style-name="T4">"In Place: Brussels" (2011)</text:span></text:p>
      <text:p text:style-name="P4">This is a piece which deals with the notion of "the field recording" in current practice.</text:p>
      <text:p text:style-name="P1">21.30h Pali Meursault: performance</text:p>
      <text:p text:style-name="P3">This is a piece which deals with the notion of "the field recording" in current pract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CourierNewPSMT" svg:font-family="CourierNewPSMT" style:font-family-generic="modern"/>
    <style:font-face style:name="Arial1" svg:font-family="Arial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l" fo:country="B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1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Absatz-Standardschriftart" style:family="text"/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a eckhardt</meta:initial-creator>
    <meta:creation-date>2011-08-25T09:13:21</meta:creation-date>
    <meta:editing-duration>P2171DT9H35M49S</meta:editing-duration>
    <dc:date>2011-08-25T16:53:46</dc:date>
    <dc:creator>Ann Goossens</dc:creator>
    <meta:generator>OpenOffice.org/3.3$Unix OpenOffice.org_project/330m20$Build-9567</meta:generator>
    <meta:editing-cycles>2</meta:editing-cycles>
    <meta:document-statistic meta:table-count="0" meta:image-count="0" meta:object-count="0" meta:page-count="1" meta:paragraph-count="46" meta:word-count="298" meta:character-count="2256"/>
  </office:meta>
</office:document-meta>
</file>